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ackground-color="#FFFF00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ackground-color="#FFFF00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8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974791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767291666666667cm"/>
    </style:style>
    <style:style style:name="co4" style:family="table-column">
      <style:table-column-properties fo:break-before="auto" style:column-width="0.8202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0.8995833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8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9"/>
        <table:table-column table:style-name="co4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6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05" table:default-cell-style-name="ce3"/>
        <table:table-column table:style-name="co10" table:number-columns-repeated="15359" table:default-cell-style-name="ce1"/>
        <table:table-column table:style-name="co10" table:number-columns-repeated="2" table:default-cell-style-name="ce3"/>
        <table:table-row table:style-name="ro1">
          <table:table-cell table:style-name="ce9"/>
          <table:table-cell office:value-type="string" table:number-columns-spanned="9" table:number-rows-spanned="1" table:style-name="ce26">
            <text:p>пясъчно дъно</text:p>
          </table:table-cell>
          <table:covered-table-cell table:number-columns-repeated="8"/>
          <table:table-cell office:value-type="string" table:number-columns-spanned="8" table:number-rows-spanned="1" table:style-name="ce5">
            <text:p>Zostera spp.</text:p>
          </table:table-cell>
          <table:covered-table-cell table:number-columns-repeated="7"/>
          <table:table-cell table:number-columns-repeated="16366" table:style-name="ce2"/>
        </table:table-row>
        <table:table-row table:style-name="ro1">
          <table:table-cell table:style-name="ce22"/>
          <table:table-cell office:value-type="string" table:style-name="ce27">
            <text:p>K</text:p>
          </table:table-cell>
          <table:table-cell office:value-type="string" table:style-name="ce27">
            <text:p>R</text:p>
          </table:table-cell>
          <table:table-cell office:value-type="string" table:style-name="ce27">
            <text:p>G</text:p>
          </table:table-cell>
          <table:table-cell office:value-type="string" table:style-name="ce15">
            <text:p>S1</text:p>
          </table:table-cell>
          <table:table-cell office:value-type="string" table:style-name="ce15">
            <text:p>S2</text:p>
          </table:table-cell>
          <table:table-cell office:value-type="string" table:style-name="ce15">
            <text:p>S3</text:p>
          </table:table-cell>
          <table:table-cell office:value-type="string" table:style-name="ce15">
            <text:p>S4</text:p>
          </table:table-cell>
          <table:table-cell office:value-type="string" table:style-name="ce15">
            <text:p>S5</text:p>
          </table:table-cell>
          <table:table-cell office:value-type="string" table:style-name="ce23">
            <text:p>S6</text:p>
          </table:table-cell>
          <table:table-cell office:value-type="string" table:style-name="ce15">
            <text:p>K</text:p>
          </table:table-cell>
          <table:table-cell office:value-type="string" table:style-name="ce15">
            <text:p>R</text:p>
          </table:table-cell>
          <table:table-cell office:value-type="string" table:style-name="ce15">
            <text:p>G</text:p>
          </table:table-cell>
          <table:table-cell office:value-type="string" table:style-name="ce15">
            <text:p>Z1</text:p>
          </table:table-cell>
          <table:table-cell office:value-type="string" table:style-name="ce15">
            <text:p>Z2</text:p>
          </table:table-cell>
          <table:table-cell office:value-type="string" table:style-name="ce15">
            <text:p>Z3</text:p>
          </table:table-cell>
          <table:table-cell office:value-type="string" table:style-name="ce15">
            <text:p>Z4</text:p>
          </table:table-cell>
          <table:table-cell office:value-type="string" table:style-name="ce15">
            <text:p>Z5</text:p>
          </table:table-cell>
          <table:table-cell table:number-columns-repeated="16366" table:style-name="ce24"/>
        </table:table-row>
        <table:table-row table:style-name="ro2">
          <table:table-cell office:value-type="string" table:style-name="ce11">
            <text:p>ANNELID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12">
            <text:p>CLITELLAT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9">
            <text:p>Hirudinea g.sp.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6366"/>
        </table:table-row>
        <table:table-row table:style-name="ro1">
          <table:table-cell office:value-type="string" table:style-name="ce9">
            <text:p>Oligochaeta g.sp.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6366"/>
        </table:table-row>
        <table:table-row table:style-name="ro1">
          <table:table-cell office:value-type="string" table:style-name="ce12">
            <text:p>POLYCHAET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13">
            <text:p>EUNICI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13">
            <text:p>Dorville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9">
            <text:p><text:span text:style-name="T4">Protodorvillea kefersteini</text:span><text:span text:style-name="T2"><text:s/>(McIntosh, 1869)</text:span>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6366"/>
        </table:table-row>
        <table:table-row table:style-name="ro1">
          <table:table-cell office:value-type="string" table:style-name="ce9">
            <text:p><text:span text:style-name="T4">Schistomeringos rudolphi</text:span><text:span text:style-name="T2"><text:s/>(Delle Chiaje, 1828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6366"/>
        </table:table-row>
        <table:table-row table:style-name="ro1">
          <table:table-cell office:value-type="string" table:style-name="ce13">
            <text:p>Euni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9">
            <text:p><text:span text:style-name="T4">Eunice vittata</text:span><text:span text:style-name="T2"><text:s/>(Delle Chiaje, 1828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table:number-columns-repeated="2" table:style-name="ce3"/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14">
            <text:p>+</text:p>
          </table:table-cell>
          <table:table-cell table:number-columns-repeated="16366"/>
        </table:table-row>
        <table:table-row table:style-name="ro1">
          <table:table-cell office:value-type="string" table:style-name="ce9">
            <text:p><text:span text:style-name="T4">Lysidice ninetta</text:span><text:span text:style-name="T2"><text:s/>Audouin &amp; H. Milne Edwards, 1833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13">
            <text:p>PHYLLODOCI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13">
            <text:p>Pholo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6366"/>
        </table:table-row>
        <table:table-row table:style-name="ro1">
          <table:table-cell office:value-type="string" table:style-name="ce9">
            <text:p><text:span text:style-name="T4">Pholoe inornata</text:span><text:span text:style-name="T2"><text:s/>Johnston, 1839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/>
        </table:table-row>
        <table:table-row table:style-name="ro1">
          <table:table-cell office:value-type="string" table:style-name="ce13">
            <text:p>Polyno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/>
        </table:table-row>
        <table:table-row table:style-name="ro1">
          <table:table-cell office:value-type="string" table:style-name="ce16">
            <text:p><text:span text:style-name="T4">Harmothoe extenuata</text:span><text:span text:style-name="T2"><text:s/>(Grube, 1840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Harmothoe imbricata</text:span><text:span text:style-name="T2"><text:s/>(Linnaeus, 1767)</text:span></text:p>
          </table:table-cell>
          <table:table-cell table:style-name="ce9"/>
          <table:table-cell office:value-type="string" table:style-name="ce9">
            <text:p>+</text:p>
          </table:table-cell>
          <table:table-cell table:style-name="ce9"/>
          <table:table-cell office:value-type="string" table:style-name="ce7">
            <text:p>+</text:p>
          </table:table-cell>
          <table:table-cell table:number-columns-repeated="4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/>
        </table:table-row>
        <table:table-row table:style-name="ro1">
          <table:table-cell office:value-type="string" table:style-name="ce9">
            <text:p><text:span text:style-name="T4">Harmothoe reticulata</text:span><text:span text:style-name="T2"><text:s/>(Claparède, 1870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/>
        </table:table-row>
        <table:table-row table:style-name="ro1">
          <table:table-cell office:value-type="string" table:style-name="ce16">
            <text:p><text:span text:style-name="T4">Polynoe scolopendrina</text:span><text:span text:style-name="T2"><text:s/>Savigny, 1822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3">
            <text:p>Sigalio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/>
        </table:table-row>
        <table:table-row table:style-name="ro1">
          <table:table-cell office:value-type="string" table:style-name="ce9">
            <text:p><text:span text:style-name="T4">Pisione remota</text:span><text:span text:style-name="T2"><text:s/>(Southern, 1914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/>
        </table:table-row>
        <table:table-row table:style-name="ro1">
          <table:table-cell office:value-type="string" table:style-name="ce13">
            <text:p>Glycer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Glycera</text:span><text:s/>sp.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Glycera tridactyla</text:span><text:s/>Schmarda, 1861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Glycera unicornis</text:span><text:s/>Lamarck, 1818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Hesio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icrophthalmus fragilis</text:span><text:span text:style-name="T2"><text:s/>Bobretzky, 1870</text:span></text:p>
          </table:table-cell>
          <table:table-cell table:number-columns-repeated="2" table:style-name="ce9"/>
          <table:table-cell office:value-type="string" table:style-name="ce9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Microphthalmus similis</text:span><text:span text:style-name="T2"><text:s/>Bobretzky, 1870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5">Microphthalmus</text:span><text:s/>sp.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Nereid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Alitta succinea</text:span><text:s/>(Leuckart, 1847)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Neanthes</text:span><text:span text:style-name="T2"><text:s/>sp. Kinberg, 1865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number-columns-repeated="3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Nereis pelagica</text:span><text:span text:style-name="T2"><text:s/>Linnaeus, 1758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Nereis perivisceralis</text:span><text:span text:style-name="T2"><text:s/>Claparède, 1868</text:span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Nereis pulsatoria</text:span><text:span text:style-name="T2"><text:s/>(Savigny, 1822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4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Nereis rava</text:span><text:span text:style-name="T2"><text:s/>Ehlers, 1864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Perinereis cultrifera</text:span><text:span text:style-name="T2"><text:s/>(Grube, 1840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latynereis dumerilii</text:span><text:span text:style-name="T2"><text:s/>(Audouin &amp; Milne Edwards, 1834)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yllidae</text:p>
          </table:table-cell>
          <table:table-cell office:value-type="string" table:style-name="ce13">
            <text:p>+</text:p>
          </table:table-cell>
          <table:table-cell table:style-name="ce13"/>
          <table:table-cell office:value-type="string" table:style-name="ce13">
            <text:p>+</text:p>
          </table:table-cell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Exogone naidina</text:span><text:span text:style-name="T2"><text:s/>Örsted, 1845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alvatoria clavata</text:span><text:span text:style-name="T2"><text:s/>(Claparède, 1863)</text:span></text:p>
          </table:table-cell>
          <table:table-cell table:number-columns-repeated="2" table:style-name="ce9"/>
          <table:table-cell office:value-type="string" table:style-name="ce9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phaerosyllis hystrix</text:span><text:span text:style-name="T2"><text:s/>Claparède, 1863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treptosyllis bidentata</text:span><text:span text:style-name="T2"><text:s/>Southern, 1914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yllis gracilis</text:span><text:span text:style-name="T2"><text:s/>Grube, 1840</text:span>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Syllis hyalina</text:span><text:s/>Grube, 1863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Nephty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icronephthys stammeri</text:span><text:span text:style-name="T2"><text:s/>(Augener, 1932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Nephtys cirrosa</text:span><text:span text:style-name="T2"><text:s/>Ehlers, 1868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Nephtys hombergii</text:span><text:span text:style-name="T2"><text:s/>Savigny in Lamarck, 1818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5">Nephtys kersivalensis</text:span><text:s/>McIntosh, 1908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hyllodocidae</text:p>
          </table:table-cell>
          <table:table-cell office:value-type="string" table:style-name="ce13">
            <text:p>+</text:p>
          </table:table-cell>
          <table:table-cell table:number-columns-repeated="2" table:style-name="ce13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Eteone flava<text:s/></text:span><text:span text:style-name="T2">(Fabricius, 1780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Eulalia viridis</text:span><text:span text:style-name="T2"><text:s/>(Linnaeus, 1767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3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Genetyllis tuberculata<text:s/></text:span><text:span text:style-name="T2">(Bobretzky, 1868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ysta picta</text:span><text:span text:style-name="T2"><text:s/>(Quatrefages, 1866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Phyllodoce maculata</text:span><text:span text:style-name="T2"><text:s/>(Linnaeus, 1767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6">
            <text:p><text:span text:style-name="T4">Phyllodoce mucosa</text:span><text:span text:style-name="T2"><text:s/>Örsted, 1843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Phyllodoce</text:span><text:span text:style-name="T2"><text:s/>sp.<text:s/>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OLYCHAETA INCERTAE SEDIS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Dinophi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Dinophilus gyrociliatus</text:span><text:span text:style-name="T2"><text:s/>O. Schmidt, 1857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olygord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olygordius neapolitanus</text:span><text:span text:style-name="T2"><text:s/>Fraipont, 1887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rotodri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Lindrilus flavocapitatus</text:span><text:span text:style-name="T2"><text:s/>Uljanin, 1877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rotodrilus</text:span><text:span text:style-name="T2"><text:s/>sp.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ABELLI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abel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abellaria taurica</text:span><text:span text:style-name="T2"><text:s/>(Rathke, 1837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4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PIONI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agelo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2" table:style-name="ce3"/>
          <table:table-cell office:value-type="string" table:style-name="ce3">
            <text:p>+</text:p>
          </table:table-cell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agelona papillicornis</text:span><text:span text:style-name="T2"><text:s/>F. Müller, 1858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agelona rosea</text:span><text:span text:style-name="T2"><text:s/>Moore, 1907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pio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onides paucibranchiata</text:span><text:span text:style-name="T2"><text:s/>Southern, 1914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olydora ciliata</text:span><text:span text:style-name="T2"><text:s/>(Johnston, 1838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rionospio cirrifera</text:span><text:span text:style-name="T2"><text:s/>Wirén, 1883</text:span>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pio filicornis</text:span><text:span text:style-name="T2"><text:s/>(Müller, 1776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EREBELLI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mpharetidae</text:p>
          </table:table-cell>
          <table:table-cell office:value-type="string" table:style-name="ce13">
            <text:p>+</text:p>
          </table:table-cell>
          <table:table-cell table:number-columns-repeated="2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elinna palmata</text:span><text:span text:style-name="T2"><text:s/>Grube, 1870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3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aldanidae</text:p>
          </table:table-cell>
          <table:table-cell table:number-columns-repeated="2" table:style-name="ce13"/>
          <table:table-cell office:value-type="string" table:style-name="ce13">
            <text:p>+</text:p>
          </table:table-cell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Leiochone leiopygos</text:span><text:span text:style-name="T2"><text:s/>(Grube, 1860)</text:span></text:p>
          </table:table-cell>
          <table:table-cell table:number-columns-repeated="2" table:style-name="ce9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aldane glebifex</text:span><text:span text:style-name="T2"><text:s/>Grube, 1860</text:span>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icromaldane ornithochaeta</text:span><text:span text:style-name="T2"><text:s/>Mesnil, 1897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ectinar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Lagis koreni</text:span><text:span text:style-name="T2"><text:s/>Malmgren, 1866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ternasp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ternaspis scutata<text:s/></text:span><text:span text:style-name="T2">Ranzani, 1817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erebel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mphitritides gracilis</text:span><text:span text:style-name="T2"><text:s/>(Grube, 1860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olycirrus caliendrum</text:span><text:span text:style-name="T2"><text:s/>Claparède, 1869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olycirrus jubatus</text:span><text:span text:style-name="T2"><text:s/>Bobretzky, 1869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apitel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apitella capitata</text:span><text:span text:style-name="T2"><text:s/>(Fabricius, 1780)</text:span>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apitella minima</text:span><text:span text:style-name="T2"><text:s/>Langerhans, 1881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Heteromastus filiformis</text:span><text:span text:style-name="T2"><text:s/>(Claparède, 1864)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Ophel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Ophelia limacina</text:span><text:span text:style-name="T2"><text:s/>(Rathke, 1843)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araonidae</text:p>
          </table:table-cell>
          <table:table-cell office:value-type="string" table:style-name="ce13">
            <text:p>+</text:p>
          </table:table-cell>
          <table:table-cell table:number-columns-repeated="2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ricidea (Strelzovia) claudiae</text:span><text:span text:style-name="T2"><text:s/>Laubier, 1967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4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aradoneis harpagonea</text:span><text:span text:style-name="T2"><text:s/>(Storch, 1967)</text:span></text:p>
          </table:table-cell>
          <table:table-cell table:number-columns-repeated="3" table:style-name="ce9"/>
          <table:table-cell table:number-columns-repeated="5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3">
          <table:table-cell office:value-type="string" table:style-name="ce9">
            <text:p><text:s/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ARTHROPOD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CHELICERAT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Acari g.sp.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CRUSTACE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ALACOSTRAC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DECAPO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allianass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estarella candida</text:span><text:span text:style-name="T2"><text:s/>(Olivi, 1792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Dioge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Diogenes pugilator</text:span><text:span text:style-name="T2"><text:s/>(Roux, 1829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anope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Rhithropanopeus harrisii</text:span><text:span text:style-name="T2"><text:s/>(Gould, 1841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Varu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Brachynotus sexdentatus</text:span><text:span text:style-name="T2"><text:s/>(Risso, 1827)</text:span></text:p>
          </table:table-cell>
          <table:table-cell table:style-name="ce9"/>
          <table:table-cell office:value-type="string" table:style-name="ce9">
            <text:p>+</text:p>
          </table:table-cell>
          <table:table-cell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3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Upogeb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Upogebia pusilla</text:span><text:span text:style-name="T2"><text:s/>(Petagna, 1792)</text:span>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3">Decapoda larvae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MPHIPO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mpelis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Ampelisca diadema</text:span><text:s/>(Costa, 1853)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mpitho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mpithoe</text:span><text:span text:style-name="T2"><text:s/>sp. Leach, 1814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or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icrodeutopus gryllotalpa</text:span><text:span text:style-name="T2"><text:s/>Costa, 1853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icrodeutopus versiculatus</text:span><text:span text:style-name="T2"><text:s/>(Bate, 1856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ty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Nototropis guttatus</text:span><text:span text:style-name="T2"><text:s/>Costa, 1853</text:span>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9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Bathypore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Bathyporeia guilliamsoniana</text:span><text:span text:style-name="T2"><text:s/>(Bate, 1857)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alliop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pherusa bispinosa</text:span><text:span text:style-name="T2"><text:s/>(Bate, 1857)</text:span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oroph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rassicorophium crassicorne</text:span><text:span text:style-name="T2"><text:s/>(Bruzelius, 1859)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onocorophium acherusicum</text:span><text:span text:style-name="T2"><text:s/>(Costa, 1853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onocorophium insidiosum</text:span><text:span text:style-name="T2"><text:s/>(Crawford, 1937)</text:span></text:p>
          </table:table-cell>
          <table:table-cell table:number-columns-repeated="3" table:style-name="ce9"/>
          <table:table-cell table:number-columns-repeated="5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Dexami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Dexamine spinosa</text:span><text:span text:style-name="T2"><text:s/>(Montagu, 1813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3">
            <text:p>Gammar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Gammarus<text:s/></text:span><text:span text:style-name="T2">sp. Fabricius, 1775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3">
            <text:p>Melit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elita palmata</text:span><text:span text:style-name="T2"><text:s/>(Montagu, 1804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icroprotop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Microprotopus maculatus</text:span><text:span text:style-name="T2"><text:s/>Norman, 1867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3">
            <text:p>Oedicerot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erioculodes longimanus</text:span><text:span text:style-name="T2"><text:s/>(Bate &amp; Westwood, 1868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tenotho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tenothoe monoculoides</text:span><text:span text:style-name="T2"><text:s/>(Montagu, 1815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UMACEA</text:p>
          </table:table-cell>
          <table:table-cell office:value-type="string" table:style-name="ce13">
            <text:p>+</text:p>
          </table:table-cell>
          <table:table-cell table:number-columns-repeated="2" table:style-name="ce13"/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Bodotr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Bodotria arenosa</text:span><text:span text:style-name="T2"><text:s/>Goodsir, 1843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umopsis goodsir</text:span><text:span text:style-name="T2"><text:s/>(Van Beneden, 1861)</text:span></text:p>
          </table:table-cell>
          <table:table-cell table:number-columns-repeated="3" table:style-name="ce9"/>
          <table:table-cell table:number-columns-repeated="5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Iphinoe tenella</text:span><text:span text:style-name="T2"><text:s/>Sars, 1878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Nannasta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umella (Cumella) limicola</text:span><text:span text:style-name="T2"><text:s/>Sars, 1879</text:span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umella (Cumella) pygmaea</text:span><text:span text:style-name="T2"><text:s/>G.O. Sars, 1865</text:span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seudocumat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seudocuma (Pseudocuma) longicorne</text:span><text:span text:style-name="T2"><text:s/>(Bate, 1858)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ISOPO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irola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Eurydice dollfusi</text:span><text:span text:style-name="T2"><text:s/>Monod, 1930</text:span>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Eurydice pontica</text:span><text:span text:style-name="T2"><text:s/>Czerniavsky, 1868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Gnath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Elaphognathia bacescoi</text:span><text:span text:style-name="T2"><text:s/>(Kussakin, 1969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Idote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Idotea balthica</text:span><text:span text:style-name="T2"><text:s/>(Pallas, 1772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Stenosoma capito</text:span><text:span text:style-name="T2"><text:s/>(Rathke, 1837)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YSI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ys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Gastrosaccus sanctus</text:span><text:span text:style-name="T2"><text:s/>(Van Beneden, 1861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ANAIDACE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pseud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pseudopsis ostroumovi<text:s/></text:span><text:span text:style-name="T2">Bacescu &amp; Carausu, 1947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Leptochel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hondrochelia savignyi</text:span><text:span text:style-name="T2"><text:s/>(Krøyer, 1842)</text:span>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HECOSTRAC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ESSILI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Bala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mphibalanus improvisus</text:span><text:span text:style-name="T2"><text:s/>(Darwin, 1854)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style-name="ce3"/>
          <table:table-cell office:value-type="string" table:style-name="ce3">
            <text:p>+</text:p>
          </table:table-cell>
          <table:table-cell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INSECT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Dipter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hironom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Chironomidae larvae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3">
          <table:table-cell table:number-columns-repeated="4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CHORDAT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CEPHALOCORDAT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LEPTOCARDII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Branchiostomat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Branchiostoma lanceolatum</text:span><text:s/>(Pallas, 1774)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VERTEBRAT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Pisces larvae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4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3">
          <table:table-cell office:value-type="string" table:style-name="ce9">
            <text:p><text:s text:c="5"/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CNIDARI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ANTHOZO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CTINIARIA</text:p>
          </table:table-cell>
          <table:table-cell table:number-columns-repeated="3" table:style-name="ce13"/>
          <table:table-cell table:number-columns-repeated="3" table:style-name="ce7"/>
          <table:table-cell table:style-name="ce10"/>
          <table:table-cell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Actiniaria g.sp.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3">
          <table:table-cell table:number-columns-repeated="4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ECHINODERMAT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HOLOTHUROIDE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ynapt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Leptosynapta inhaerens</text:span><text:s/>(O.F. Müller, 1776)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3">
          <table:table-cell office:value-type="string" table:style-name="ce9">
            <text:p><text:s text:c="5"/>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MOLLUSC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BIVALVI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hrac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Thracia phaseolina</text:span><text:s/>(Lamarck, 1818)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Seme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Abra alba<text:s/></text:span>(W. Wood, 1802)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4">
          <table:table-cell office:value-type="string" table:style-name="ce28">
            <text:p><text:span text:style-name="T4">Abra prismatica<text:s/></text:span><text:span text:style-name="T2">(Montagu, 1808)</text:span></text:p>
          </table:table-cell>
          <table:table-cell office:value-type="string" table:style-name="ce29">
            <text:p>+</text:p>
          </table:table-cell>
          <table:table-cell office:value-type="string" table:style-name="ce29">
            <text:p>+</text:p>
          </table:table-cell>
          <table:table-cell office:value-type="string" table:style-name="ce29">
            <text:p>+</text:p>
          </table:table-cell>
          <table:table-cell table:number-columns-repeated="5" table:style-name="ce29"/>
          <table:table-cell table:style-name="ce30"/>
          <table:table-cell office:value-type="string" table:style-name="ce29">
            <text:p>+</text:p>
          </table:table-cell>
          <table:table-cell office:value-type="string" table:style-name="ce29">
            <text:p>+</text:p>
          </table:table-cell>
          <table:table-cell office:value-type="string" table:style-name="ce29">
            <text:p>+</text:p>
          </table:table-cell>
          <table:table-cell table:number-columns-repeated="4" table:style-name="ce29"/>
          <table:table-cell table:style-name="ce31"/>
          <table:table-cell table:number-columns-repeated="1005" table:style-name="ce28"/>
          <table:table-cell table:number-columns-repeated="15361" table:style-name="ce32"/>
        </table:table-row>
        <table:table-row table:style-name="ro1">
          <table:table-cell office:value-type="string" table:style-name="ce9">
            <text:p><text:span text:style-name="T5">Abra segmentum</text:span><text:s/>(Récluz, 1843)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number-columns-repeated="5" table:style-name="ce7"/>
          <table:table-cell table:style-name="ce8"/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ard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canthocardia tuberculata<text:s/></text:span><text:span text:style-name="T2">(Linnaeus, 1758)</text:span></text:p>
          </table:table-cell>
          <table:table-cell table:number-columns-repeated="3" table:style-name="ce9"/>
          <table:table-cell table:number-columns-repeated="5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erastoderma edule</text:span><text:span text:style-name="T2"><text:s/>(Linnaeus, 1758)</text:span></text:p>
          </table:table-cell>
          <table:table-cell table:number-columns-repeated="3" table:style-name="ce9"/>
          <table:table-cell table:number-columns-repeated="5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erastoderma glaucum</text:span><text:span text:style-name="T2"><text:s/>(Bruguière, 1789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number-columns-repeated="3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apillicardium papillosum</text:span><text:span text:style-name="T2"><text:s/>(Poli, 1791)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arvicardium exiguum</text:span><text:span text:style-name="T2"><text:s/>(Gmelin, 1791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table:style-name="ce3"/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Dona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Donax semistriatus</text:span><text:span text:style-name="T2"><text:s/>Poli, 1795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Donax venustus</text:span><text:span text:style-name="T2"><text:s/>Poli, 1795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elli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Tellina fabula</text:span><text:span text:style-name="T2"><text:s/>Gmelin, 1791</text:span></text:p>
          </table:table-cell>
          <table:table-cell table:number-columns-repeated="3" table:style-name="ce9"/>
          <table:table-cell table:number-columns-repeated="5"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Tellina tenuis</text:span><text:span text:style-name="T2"><text:s/>da Costa, 1778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Luci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Loripes orbiculatus<text:s/></text:span>Poli, 1791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Lucinella divaricata</text:span><text:span text:style-name="T2"><text:s/>(Linnaeus, 1758)</text:span>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orbu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Lentidium mediterraneum</text:span><text:s/>(O. G. Costa, 1830)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Vener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hamelea gallina</text:span><text:span text:style-name="T2"><text:s/>(Linnaeus, 1758)</text:span>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Gouldia minima</text:span><text:span text:style-name="T2"><text:s/>(Montagu, 1803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6">
            <text:p><text:span text:style-name="T4">Irus irus</text:span><text:span text:style-name="T2"><text:s/>(Linnaeus, 1758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Pitar rudis</text:span><text:span text:style-name="T2"><text:s/>(Poli, 1795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olititapes aureus</text:span><text:span text:style-name="T2"><text:s/>(Gmelin, 1791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3" table:style-name="ce7"/>
          <table:table-cell table:style-name="ce8"/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Kell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Kellia suborbicularis</text:span><text:span text:style-name="T2"><text:s/>(Montagu, 1803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3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actr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Mactra stultorum</text:span><text:span text:style-name="T2"><text:s/>(Linnaeus, 1758)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Spisula subtruncata</text:span><text:span text:style-name="T2"><text:s/>(da Costa, 1778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Ar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Anadara kagoshimensis</text:span><text:span text:style-name="T2"><text:s/>(Tokunaga, 1906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3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yti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Mytilaster lineatus</text:span><text:s/>(Gmelin, 1791)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Mytilus galloprovincialis</text:span><text:s/>Lamarck, 1819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GASTROPOD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erith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Bittium reticulatum</text:span><text:s/>(da Costa, 1778)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3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ae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aecum armoricum</text:span><text:span text:style-name="T2"><text:s/>de Folin, 1869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aecum trachea</text:span><text:span text:style-name="T2"><text:s/>(Montagu, 1803)</text:span></text:p>
          </table:table-cell>
          <table:table-cell table:number-columns-repeated="3" table:style-name="ce9"/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Calyptrae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Calyptraea chinensis</text:span><text:span text:style-name="T2"><text:s/>(Linnaeus, 1758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13">
            <text:p>Hydrob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Hydrobia acuta</text:span><text:span text:style-name="T2"><text:s/>(Draparnaud, 1805)</text:span>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3" table:style-name="ce7"/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3">
            <text:p>+</text:p>
          </table:table-cell>
          <table:table-cell table:number-columns-repeated="2" table:style-name="ce3"/>
          <table:table-cell office:value-type="string" table:style-name="ce7">
            <text:p>+</text:p>
          </table:table-cell>
          <table:table-cell table:number-columns-repeated="3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Hydrobia</text:span><text:s/>sp.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Risso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Rissoa membranacea</text:span><text:span text:style-name="T2"><text:s/>(J. Adams, 1800)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office:value-type="string" table:style-name="ce9">
            <text:p>+</text:p>
          </table:table-cell>
          <table:table-cell table:style-name="ce3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Rissoa splendida</text:span><text:span text:style-name="T2"><text:s/>Eichwald, 1830</text:span></text:p>
          </table:table-cell>
          <table:table-cell table:style-name="ce9"/>
          <table:table-cell office:value-type="string" table:style-name="ce9">
            <text:p>+</text:p>
          </table:table-cell>
          <table:table-cell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2"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angel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Cytharella costulata</text:span><text:span text:style-name="T2"><text:s/>(Dunker, 1860)</text:span>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2" table:style-name="ce3"/>
          <table:table-cell office:value-type="string" table:style-name="ce3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Muric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Rapana venosa</text:span><text:span text:style-name="T2"><text:s/>(Valenciennes, 1846)</text:span>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table:number-columns-repeated="4" table:style-name="ce7"/>
          <table:table-cell table:style-name="ce8"/>
          <table:table-cell table:style-name="ce3"/>
          <table:table-cell office:value-type="string" table:style-name="ce3">
            <text:p>+</text:p>
          </table:table-cell>
          <table:table-cell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Nassari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Tritia neritea</text:span><text:span text:style-name="T2"><text:s/>(Linnaeus, 1758)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6">
            <text:p><text:span text:style-name="T4">Tritia pellucida</text:span><text:span text:style-name="T2"><text:s/>(Risso, 1826)</text:span></text:p>
          </table:table-cell>
          <table:table-cell table:number-columns-repeated="3" table:style-name="ce16"/>
          <table:table-cell table:number-columns-repeated="5" table:style-name="ce17"/>
          <table:table-cell table:style-name="ce18"/>
          <table:table-cell table:number-columns-repeated="3" table:style-name="ce21"/>
          <table:table-cell table:number-columns-repeated="4" table:style-name="ce17"/>
          <table:table-cell table:style-name="ce19"/>
          <table:table-cell table:number-columns-repeated="1005" table:style-name="ce20"/>
          <table:table-cell table:number-columns-repeated="15361" table:style-name="ce21"/>
        </table:table-row>
        <table:table-row table:style-name="ro1">
          <table:table-cell office:value-type="string" table:style-name="ce9">
            <text:p><text:span text:style-name="T4">Tritia reticulata</text:span><text:span text:style-name="T2"><text:s/>(Linnaeus, 1758)</text:span>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number-columns-repeated="2" table:style-name="ce7"/>
          <table:table-cell table:style-name="ce8"/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Retus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Retusa truncatula</text:span><text:span text:style-name="T2"><text:s/>(Bruguière, 1792)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Retusa variabilis<text:s/></text:span><text:span text:style-name="T2">(Milaschewitsch, 1912)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yramidel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Brachystomia scalaris</text:span><text:span text:style-name="T2"><text:s/>(MacGillivray, 1843)</text:span></text:p>
          </table:table-cell>
          <table:table-cell table:number-columns-repeated="3" table:style-name="ce9"/>
          <table:table-cell table:number-columns-repeated="3"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Odostomia plicata</text:span><text:span text:style-name="T2"><text:s/>(Montagu, 1803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Parthenina interstincta</text:span><text:span text:style-name="T2"><text:s/>(J. Adams, 1797)</text:span></text:p>
          </table:table-cell>
          <table:table-cell table:number-columns-repeated="3" table:style-name="ce9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hasianell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4">Tricolia pullus</text:span><text:span text:style-name="T2"><text:s/>(Linnaeus, 1758)</text:span></text:p>
          </table:table-cell>
          <table:table-cell office:value-type="string" table:style-name="ce9">
            <text:p>+</text:p>
          </table:table-cell>
          <table:table-cell office:value-type="string" table:style-name="ce9">
            <text:p>+</text:p>
          </table:table-cell>
          <table:table-cell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style-name="ce7"/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Troch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Steromphala divaricata</text:span><text:s/>(Linnaeus, 1758)</text:p>
          </table:table-cell>
          <table:table-cell table:number-columns-repeated="3" table:style-name="ce9"/>
          <table:table-cell table:number-columns-repeated="4" table:style-name="ce7"/>
          <table:table-cell office:value-type="string" table:style-name="ce7">
            <text:p>+</text:p>
          </table:table-cell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POLYPLACOPHORA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3">
            <text:p>Lepidochitonidae</text:p>
          </table:table-cell>
          <table:table-cell table:number-columns-repeated="3" table:style-name="ce13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<text:span text:style-name="T5">Lepidochitona (Lepidochitona) cinerea</text:span><text:s/>(Linnaeus, 1767)</text:p>
          </table:table-cell>
          <table:table-cell table:number-columns-repeated="2" table:style-name="ce9"/>
          <table:table-cell office:value-type="string" table:style-name="ce9">
            <text:p>+</text:p>
          </table:table-cell>
          <table:table-cell table:number-columns-repeated="5" table:style-name="ce7"/>
          <table:table-cell table:style-name="ce8"/>
          <table:table-cell office:value-type="string" table:style-name="ce3">
            <text:p>+</text:p>
          </table:table-cell>
          <table:table-cell table:number-columns-repeated="2" table:style-name="ce3"/>
          <table:table-cell table:number-columns-repeated="3"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5">
          <table:table-cell table:number-columns-repeated="4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NEMERTE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Nemertea g.sp.</text:p>
          </table:table-cell>
          <table:table-cell office:value-type="string" table:style-name="ce9">
            <text:p>+</text:p>
          </table:table-cell>
          <table:table-cell table:style-name="ce9"/>
          <table:table-cell office:value-type="string" table:style-name="ce9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office:value-type="string" table:style-name="ce9">
            <text:p>+</text:p>
          </table:table-cell>
          <table:table-cell table:number-columns-repeated="2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5">
          <table:table-cell table:number-columns-repeated="4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PHORONIDA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Phoronida g.sp.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table:number-columns-repeated="2" table:style-name="ce7"/>
          <table:table-cell office:value-type="string" table:style-name="ce7">
            <text:p>+</text:p>
          </table:table-cell>
          <table:table-cell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office:value-type="string" table:style-name="ce14">
            <text:p>+</text:p>
          </table:table-cell>
          <table:table-cell table:number-columns-repeated="1005" table:style-name="ce3"/>
          <table:table-cell table:number-columns-repeated="15361" table:style-name="ce1"/>
        </table:table-row>
        <table:table-row table:style-name="ro3">
          <table:table-cell table:number-columns-repeated="4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2">
          <table:table-cell office:value-type="string" table:style-name="ce11">
            <text:p>PLATYHELMINTHES</text:p>
          </table:table-cell>
          <table:table-cell table:number-columns-repeated="3" table:style-name="ce11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12">
            <text:p>TURBELLARIA</text:p>
          </table:table-cell>
          <table:table-cell table:number-columns-repeated="3" table:style-name="ce12"/>
          <table:table-cell table:number-columns-repeated="5" table:style-name="ce7"/>
          <table:table-cell table:style-name="ce8"/>
          <table:table-cell table:number-columns-repeated="3" table:style-name="ce3"/>
          <table:table-cell table:number-columns-repeated="4" table:style-name="ce7"/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Platyhelminthes</text:p>
          </table:table-cell>
          <table:table-cell table:number-columns-repeated="3" table:style-name="ce9"/>
          <table:table-cell table:number-columns-repeated="5" table:style-name="ce7"/>
          <table:table-cell table:style-name="ce8"/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7"/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office:value-type="string" table:style-name="ce9">
            <text:p>Turbellaria g.sp.</text:p>
          </table:table-cell>
          <table:table-cell table:number-columns-repeated="3" table:style-name="ce9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8">
            <text:p>+</text:p>
          </table:table-cell>
          <table:table-cell table:number-columns-repeated="3" table:style-name="ce3"/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</text:p>
          </table:table-cell>
          <table:table-cell table:style-name="ce14"/>
          <table:table-cell table:number-columns-repeated="1005" table:style-name="ce3"/>
          <table:table-cell table:number-columns-repeated="15361" table:style-name="ce1"/>
        </table:table-row>
        <table:table-row table:style-name="ro1">
          <table:table-cell table:number-columns-repeated="4" table:style-name="ce9"/>
          <table:table-cell table:number-columns-repeated="5" table:style-name="ce3"/>
          <table:table-cell table:style-name="ce6"/>
          <table:table-cell table:number-columns-repeated="1013" table:style-name="ce3"/>
          <table:table-cell table:number-columns-repeated="15361" table:style-name="ce1"/>
        </table:table-row>
        <table:table-row table:number-rows-repeated="10482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uest_PC</dc:creator>
    <meta:creation-date>2018-07-26T15:10:22Z</meta:creation-date>
    <dc:date>2018-07-27T13:38:20Z</dc:date>
    <meta:editing-cycles>87</meta:editing-cycles>
    <meta:editing-duration>PT6119S</meta:editing-duration>
  </office:meta>
</office:document-meta>
</file>